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b8f5" officeooo:paragraph-rsid="0015b8f5"/>
    </style:style>
    <style:style style:name="P2" style:family="paragraph" style:parent-style-name="Standard" style:list-style-name="L1">
      <style:text-properties officeooo:rsid="0015b8f5" officeooo:paragraph-rsid="0015b8f5"/>
    </style:style>
    <style:style style:name="P3" style:family="paragraph" style:parent-style-name="Standard" style:list-style-name="L2">
      <style:text-properties officeooo:rsid="0015b8f5" officeooo:paragraph-rsid="0015b8f5"/>
    </style:style>
    <style:style style:name="P4" style:family="paragraph" style:parent-style-name="Standard">
      <style:text-properties officeooo:rsid="0015b8f5" officeooo:paragraph-rsid="0015b8f5"/>
    </style:style>
    <style:style style:name="P5" style:family="paragraph" style:parent-style-name="Standard" style:list-style-name="L2">
      <style:text-properties officeooo:rsid="0016fd39" officeooo:paragraph-rsid="0016fd39"/>
    </style:style>
    <style:style style:name="P6" style:family="paragraph" style:parent-style-name="Standard">
      <style:text-properties officeooo:rsid="0018e1cf" officeooo:paragraph-rsid="0018e1cf"/>
    </style:style>
    <style:style style:name="P7" style:family="paragraph" style:parent-style-name="Standard">
      <style:text-properties officeooo:rsid="0018e1cf" officeooo:paragraph-rsid="001fee90"/>
    </style:style>
    <style:style style:name="P8" style:family="paragraph" style:parent-style-name="Standard" style:list-style-name="L1">
      <style:text-properties officeooo:rsid="001e6f7d" officeooo:paragraph-rsid="001e6f7d"/>
    </style:style>
    <style:style style:name="P9" style:family="paragraph" style:parent-style-name="Standard" style:list-style-name="L3">
      <style:text-properties officeooo:rsid="001fee90" officeooo:paragraph-rsid="001fee90"/>
    </style:style>
    <style:style style:name="P10" style:family="paragraph" style:parent-style-name="Standard">
      <style:text-properties officeooo:paragraph-rsid="001fee90"/>
    </style:style>
    <style:style style:name="T1" style:family="text">
      <style:text-properties officeooo:rsid="0018e1cf"/>
    </style:style>
    <style:style style:name="T2" style:family="text">
      <style:text-properties officeooo:rsid="001ad0a2"/>
    </style:style>
    <style:style style:name="T3" style:family="text">
      <style:text-properties officeooo:rsid="001ca9fe"/>
    </style:style>
    <style:style style:name="T4" style:family="text">
      <style:text-properties officeooo:rsid="001cadd9"/>
    </style:style>
    <style:style style:name="T5" style:family="text">
      <style:text-properties officeooo:rsid="001fee90"/>
    </style:style>
    <style:style style:name="T6" style:family="text">
      <style:text-properties fo:font-weight="normal"/>
    </style:style>
    <style:style style:name="T7" style:family="text">
      <style:text-properties fo:font-weight="normal" officeooo:rsid="001fee90"/>
    </style:style>
    <style:style style:name="T8" style:family="text">
      <style:text-properties officeooo:rsid="00202ba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: <text:a xlink:type="simple" xlink:href="https://www.kdnuggets.com/2017/08/deep-learning-train-chatbot-talk-like-me.html" text:style-name="Internet_20_link" text:visited-style-name="Visited_20_Internet_20_Link">https://www.kdnuggets.com/2017/08/deep-learning-train-chatbot-talk-like-me.html</text:a></text:p>
      <text:p text:style-name="P1">Type: blog</text:p>
      <text:p text:style-name="P1">Comment: <text:span text:style-name="T3">Process whatsapp messagery</text:span></text:p>
      <text:p text:style-name="P1"/>
      <text:p text:style-name="P6">Link: <text:a xlink:type="simple" xlink:href="https://www.freecodecamp.org/news/discord-ai-chatbot/" text:style-name="Internet_20_link" text:visited-style-name="Visited_20_Internet_20_Link">https://www.freecodecamp.org/news/discord-ai-chatbot/</text:a></text:p>
      <text:p text:style-name="P6">Type: blog</text:p>
      <text:p text:style-name="P6">Comment: Create a chatbot with a fictive character (Morty, Hary potter, etc.), <text:span text:style-name="T3">use pretrained model from microsoft, Hugging Face API, </text:span><text:span text:style-name="T4">Create Discord bot</text:span><text:span text:style-name="T3">, </text:span><text:span text:style-name="T4">Repl to keep the bot script running.</text:span></text:p>
      <text:p text:style-name="P6">BotType: GPT <text:span text:style-name="T2">(Generative Pre-Trained Transformer)</text:span></text:p>
      <text:p text:style-name="P1"/>
      <text:p text:style-name="P7">Link: </text:p>
      <text:p text:style-name="P7">Type: blog</text:p>
      <text:p text:style-name="P10"><text:span text:style-name="T1">Comment: </text:span><text:span text:style-name="T5">Create a chatbox with Chatterbot (</text:span><text:span text:style-name="T7">the ML algorithms help the bot to improve its performance with experience. </text:span><text:span text:style-name="T5">)</text:span></text:p>
      <text:p text:style-name="P7">BotType: <text:span text:style-name="T5">Chatterbot</text:span></text:p>
      <text:p text:style-name="P1"/>
      <text:p text:style-name="P1"/>
      <text:p text:style-name="P1">Project notes:</text:p>
      <text:list xml:id="list3965709079" text:style-name="L3">
        <text:list-item>
          <text:p text:style-name="P9">GPT<text:span text:style-name="T8">(</text:span>-3<text:span text:style-name="T8">)</text:span>, Hugging Face's Transformers, and ChatterBot ?</text:p>
        </text:list-item>
      </text:list>
      <text:list xml:id="list4211146022" text:style-name="L1">
        <text:list-item>
          <text:p text:style-name="P2">Make it easy</text:p>
          <text:list>
            <text:list-item>
              <text:p text:style-name="P2">create a pipline which takes the whatsapp file and convert it to the dataset</text:p>
            </text:list-item>
            <text:list-item>
              <text:p text:style-name="P2">Or use Whatsapp API ?</text:p>
            </text:list-item>
          </text:list>
        </text:list-item>
        <text:list-item>
          <text:p text:style-name="P8">Add a RL part where I can jusdge its answer ? (4 choice and I rate them like chatgpt3 ?)</text:p>
        </text:list-item>
      </text:list>
      <text:p text:style-name="P1"/>
      <text:p text:style-name="P1">Tasks:</text:p>
      <text:list xml:id="list992904667" text:style-name="L2">
        <text:list-item>
          <text:p text:style-name="P5">Read other examle</text:p>
        </text:list-item>
        <text:list-item>
          <text:p text:style-name="P3">Import whatsapp conv</text:p>
        </text:list-item>
        <text:list-item>
          <text:p text:style-name="P3">Process conversation</text:p>
          <text:list>
            <text:list-item>
              <text:p text:style-name="P3">Remove other part than text</text:p>
            </text:list-item>
            <text:list-item>
              <text:p text:style-name="P3">Assemble question/answer</text:p>
            </text:list-item>
            <text:list-item>
              <text:p text:style-name="P3">Add image recognition ?</text:p>
            </text:list-item>
          </text:list>
        </text:list-item>
        <text:list-item>
          <text:p text:style-name="P3">Design model</text:p>
        </text:list-item>
        <text:list-item>
          <text:p text:style-name="P3">Train model</text:p>
        </text:list-item>
        <text:list-item>
          <text:p text:style-name="P3">Test model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0:04:51.920446128</meta:creation-date>
    <meta:generator>LibreOffice/7.3.7.2$Linux_X86_64 LibreOffice_project/30$Build-2</meta:generator>
    <dc:date>2023-01-15T15:10:16.141177122</dc:date>
    <meta:editing-duration>PT2H28M31S</meta:editing-duration>
    <meta:editing-cycles>9</meta:editing-cycles>
    <meta:document-statistic meta:table-count="0" meta:image-count="0" meta:object-count="0" meta:page-count="1" meta:paragraph-count="27" meta:word-count="162" meta:character-count="1041" meta:non-whitespace-character-count="919"/>
  </office:meta>
</office:document-meta>
</file>